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 elemento HTML se define mediante una etiqueta de inicio, algo de contenido y una etiqueta de finalización.</text:p>
      <text:p text:style-name="Standard">Elementos HTML</text:p>
      <text:p text:style-name="Standard"/>
      <text:p text:style-name="Standard">Un elemento HTML generalmente consta de una etiqueta de inicio y una etiqueta de finalización, con el contenido insertado en el medio:</text:p>
      <text:p text:style-name="Standard">tagnameContent va aquí ... / tagname</text:p>
      <text:p text:style-name="Standard"/>
      <text:p text:style-name="Standard">El elemento HTML es todo, desde la etiqueta de inicio hasta la etiqueta de finalización:</text:p>
      <text:p text:style-name="Standard">pMi primer párrafo./p</text:p>
      <text:p text:style-name="Standard"/>
      <text:p text:style-name="Standard">Un elemento HTML se define mediante una etiqueta de inicio, algo de contenido y una etiqueta de finalización.</text:p>
      <text:p text:style-name="Standard">Elementos HTML</text:p>
      <text:p text:style-name="Standard"/>
      <text:p text:style-name="Standard">Un elemento HTML generalmente consta de una etiqueta de inicio y una etiqueta de finalización, con el contenido insertado en el medio:</text:p>
      <text:p text:style-name="Standard">tagnameContent va aquí ... / tagname</text:p>
      <text:p text:style-name="Standard"/>
      <text:p text:style-name="Standard">El elemento HTML es todo, desde la etiqueta de inicio hasta la etiqueta de finalización:</text:p>
      <text:p text:style-name="Standard">pMi primer párrafo./p</text:p>
      <text:p text:style-name="Standard">Etiqueta inicial Contenido del elemento Etiqueta final</text:p>
      <text:p text:style-name="Standard">h1 Mi primer título / h1</text:p>
      <text:p text:style-name="Standard">p Mi primer párrafo. /pags</text:p>
      <text:p text:style-name="Standard">br</text:p>
      <text:p text:style-name="Standard"/>
      <text:p text:style-name="Standard">Los elementos HTML sin contenido se denominan elementos vacíos. Los elementos vacíos no tienen una etiqueta final, como el elemento br (que indica un salto de línea).</text:p>
      <text:p text:style-name="Standard">Elementos HTML anidados</text:p>
      <text:p text:style-name="Standard"/>
      <text:p text:style-name="Standard">Los elementos HTML pueden estar anidados (los elementos pueden contener elementos).</text:p>
      <text:p text:style-name="Standard"/>
      <text:p text:style-name="Standard">Todos los documentos HTML consisten en elementos HTML anidados.</text:p>
      <text:p text:style-name="Standard"/>
      <text:p text:style-name="Standard">Este ejemplo contiene cuatro elementos HTML:</text:p>
      <text:p text:style-name="Standard"/>
      <text:p text:style-name="Standard">Ejemplo explicado</text:p>
      <text:p text:style-name="Standard"/>
      <text:p text:style-name="Standard">El elemento html define todo el documento.</text:p>
      <text:p text:style-name="Standard"/>
      <text:p text:style-name="Standard">Tiene una etiqueta de inicio html y una etiqueta de finalización / html.</text:p>
      <text:p text:style-name="Standard"/>
      <text:p text:style-name="Standard">Dentro del elemento html está el elemento del cuerpo.</text:p>
      <text:p text:style-name="Standard"/>
      <text:p text:style-name="Standard">El elemento del cuerpo define el cuerpo del documento.</text:p>
      <text:p text:style-name="Standard"/>
      <text:p text:style-name="Standard">Tiene un cuerpo de etiqueta de inicio y una etiqueta / cuerpo de finalización.</text:p>
      <text:p text:style-name="Standard"/>
      <text:p text:style-name="Standard">Dentro del elemento del cuerpo hay otros dos elementos HTML: h1 y p.</text:p>
      <text:p text:style-name="Standard">The &lt;body&gt; element defines the document body.</text:p>
      <text:p text:style-name="Standard"/>
      <text:p text:style-name="Standard">It has a start tag &lt;body&gt; and an end tag &lt;/body&gt;.</text:p>
      <text:p text:style-name="Standard"><text:soft-page-break/></text:p>
      <text:p text:style-name="Standard">Inside the &lt;body&gt; element is two other HTML elements: &lt;h1&gt; and &lt;p&gt;.</text:p>
      <text:p text:style-name="Standard">&lt;body&gt;</text:p>
      <text:p text:style-name="Standard"/>
      <text:p text:style-name="Standard">&lt;h1&gt;My First Heading&lt;/h1&gt;</text:p>
      <text:p text:style-name="Standard">&lt;p&gt;My first paragraph.&lt;/p&gt;</text:p>
      <text:p text:style-name="Standard"/>
      <text:p text:style-name="Standard">&lt;/body&gt;</text:p>
      <text:p text:style-name="Standard"/>
      <text:p text:style-name="Standard">The &lt;h1&gt; element defines a heading.</text:p>
      <text:p text:style-name="Standard"/>
      <text:p text:style-name="Standard">It has a start tag &lt;h1&gt; and an end tag &lt;/h1&gt;.</text:p>
      <text:p text:style-name="Standard"/>
      <text:p text:style-name="Standard">The element content is: My First Heading.</text:p>
      <text:p text:style-name="Standard">&lt;h1&gt;My First Heading&lt;/h1&gt;</text:p>
      <text:p text:style-name="Standard"/>
      <text:p text:style-name="Standard">The &lt;p&gt; element defines a paragraph.</text:p>
      <text:p text:style-name="Standard"/>
      <text:p text:style-name="Standard">It has a start tag &lt;p&gt; and an end tag &lt;/p&gt;.</text:p>
      <text:p text:style-name="Standard"/>
      <text:p text:style-name="Standard">The element content is: My first paragraph.</text:p>
      <text:p text:style-name="Standard">&lt;p&gt;My first paragraph.&lt;/p&gt;</text:p>
      <text:p text:style-name="Standard">Do Not Forget the End Tag</text:p>
      <text:p text:style-name="Standard"/>
      <text:p text:style-name="Standard">Some HTML elements will display correctly, even if you forget the end tag:</text:p>
      <text:p text:style-name="Standard">Example</text:p>
      <text:p text:style-name="Standard">&lt;html&gt;</text:p>
      <text:p text:style-name="Standard">&lt;body&gt;</text:p>
      <text:p text:style-name="Standard"/>
      <text:p text:style-name="Standard">&lt;p&gt;This is a paragraph</text:p>
      <text:p text:style-name="Standard">&lt;p&gt;This is a paragraph</text:p>
      <text:p text:style-name="Standard"/>
      <text:p text:style-name="Standard">&lt;/body&gt;</text:p>
      <text:p text:style-name="Standard">&lt;/html&gt;</text:p>
      <text:p text:style-name="Standard"/>
      <text:p text:style-name="Standard">The example above works in all browsers, because the closing tag is considered optional.</text:p>
      <text:p text:style-name="Standard"/>
      <text:p text:style-name="Standard">Never rely on this. It might produce unexpected results and/or errors if you forget the end tag.</text:p>
      <text:p text:style-name="Standard">Empty HTML Elements</text:p>
      <text:p text:style-name="Standard"/>
      <text:p text:style-name="Standard">HTML elements with no content are called empty elements.</text:p>
      <text:p text:style-name="Standard"/>
      <text:p text:style-name="Standard">&lt;br&gt; is an empty element without a closing tag (the &lt;br&gt; tag defines a line break):</text:p>
      <text:p text:style-name="Standard">Example</text:p>
      <text:p text:style-name="Standard">&lt;p&gt;This is a &lt;br&gt; paragraph with a line break.&lt;/p&gt;</text:p>
      <text:p text:style-name="Standard"/>
      <text:p text:style-name="Standard">Empty elements can be "closed" in the opening tag like this: &lt;br /&gt;.</text:p>
      <text:p text:style-name="Standard"/>
      <text:p text:style-name="Standard">HTML does not require empty elements to be closed. But if you want stricter validation, or if you need to make your document readable by XML parsers, you must close all HTML elements properly.</text:p>
      <text:p text:style-name="Standard">HTML Is Not Case Sensitive</text:p>
      <text:p text:style-name="Standard"><text:soft-page-break/></text:p>
      <text:p text:style-name="Standard">HTML tags are not case sensitive: &lt;P&gt; means the same as &lt;p&gt;.</text:p>
      <text:p text:style-name="Standard"/>
      <text:p text:style-name="Standard">The HTML standard does not require lowercase tags, but W3C recommends lowercase in HTML, and demands lowercase for stricter document types like XHTML.</text:p>
      <text:p text:style-name="Standard"/>
      <text:p text:style-name="Standard">At W3Schools we always use lowercase ta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9T13:03:10.612482731</meta:creation-date>
    <dc:date>2020-05-09T13:03:50.213907581</dc:date>
    <meta:editing-duration>PT40S</meta:editing-duration>
    <meta:editing-cycles>1</meta:editing-cycles>
    <meta:document-statistic meta:table-count="0" meta:image-count="0" meta:object-count="0" meta:page-count="3" meta:paragraph-count="65" meta:word-count="561" meta:character-count="3305" meta:non-whitespace-character-count="2809"/>
    <meta:generator>LibreOffice/6.0.7.3$Linux_X86_64 LibreOffice_project/00m0$Build-3</meta:generator>
  </office:meta>
</office:document-meta>
</file>